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5000b" draw:fill="none" draw:fill-color="#ffffff" fo:min-height="0.15cm"/>
    </style:style>
    <style:style style:name="gr2" style:family="graphic" style:parent-style-name="standard">
      <style:graphic-properties draw:stroke="none" svg:stroke-color="#c5000b" draw:fill="none" draw:fill-color="#ffffff" fo:min-height="1.25cm"/>
    </style:style>
    <style:style style:name="gr3" style:family="graphic" style:parent-style-name="standard">
      <style:graphic-properties draw:stroke="none" svg:stroke-color="#c5000b" draw:fill="none" draw:fill-color="#ffffff" fo:min-height="0cm"/>
    </style:style>
    <style:style style:name="gr4" style:family="graphic" style:parent-style-name="standard">
      <style:graphic-properties draw:stroke="none" svg:stroke-color="#c5000b" draw:fill="none" draw:fill-color="#ffffff" fo:min-height="0.113cm"/>
    </style:style>
    <style:style style:name="gr5" style:family="graphic" style:parent-style-name="standard">
      <style:graphic-properties draw:stroke="none" svg:stroke-color="#c5000b" draw:fill="none" draw:fill-color="#ffffff" fo:min-height="0.2cm"/>
    </style:style>
    <style:style style:name="gr6" style:family="graphic" style:parent-style-name="standard">
      <style:graphic-properties draw:stroke="none" svg:stroke-color="#c5000b" draw:fill="none" draw:fill-color="#ffffff" fo:min-height="0.313cm"/>
    </style:style>
    <style:style style:name="gr7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8" style:family="graphic" style:parent-style-name="objectwithoutfill">
      <style:graphic-properties draw:stroke="none" svg:stroke-color="#c5000b" draw:fill="none" fo:min-height="0.315cm"/>
    </style:style>
    <style:style style:name="gr9" style:family="graphic" style:parent-style-name="objectwithoutfill">
      <style:graphic-properties draw:stroke="none" svg:stroke-color="#c5000b" draw:fill="none" fo:min-height="0.375cm"/>
    </style:style>
    <style:style style:name="gr10" style:family="graphic" style:parent-style-name="objectwithoutfill">
      <style:graphic-properties draw:stroke="none" svg:stroke-color="#c5000b" draw:fill="none" fo:min-height="0.713cm"/>
    </style:style>
    <style:style style:name="gr11" style:family="graphic" style:parent-style-name="standard">
      <style:graphic-properties draw:stroke="none" svg:stroke-color="#c5000b" draw:fill="none" draw:fill-color="#ffffff" fo:min-height="0.475cm"/>
    </style:style>
    <style:style style:name="gr12" style:family="graphic" style:parent-style-name="objectwithoutfill">
      <style:graphic-properties svg:stroke-color="#aecf00" draw:marker-end="Arrow" draw:marker-end-width="0.3cm" draw:fill="none" draw:textarea-vertical-align="middle"/>
    </style:style>
    <style:style style:name="P1" style:family="paragraph">
      <style:text-properties fo:font-size="12pt"/>
    </style:style>
    <style:style style:name="P2" style:family="paragraph">
      <style:text-properties fo:color="#c5000b"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text-properties fo:color="#aecf00"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color="#c5000b" fo:font-size="12pt" style:font-size-asian="18pt" style:font-size-complex="18pt"/>
    </style:style>
    <style:style style:name="T3" style:family="text">
      <style:text-properties fo:color="#aecf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xml:id="id1" draw:id="id1" draw:layer="layout" svg:width="2.8cm" svg:height="0.725cm" svg:x="4cm" svg:y="2.4cm">
          <draw:text-box>
            <text:p><text:span text:style-name="T1">overwrite ?</text:span></text:p>
          </draw:text-box>
        </draw:frame>
        <draw:frame draw:style-name="gr2" draw:text-style-name="P1" xml:id="id2" draw:id="id2" draw:layer="layout" svg:width="4.6cm" svg:height="1.673cm" svg:x="6.9cm" svg:y="4.627cm">
          <draw:text-box>
            <text:p><text:span text:style-name="T1">check current class, included module, parent class</text:span></text:p>
          </draw:text-box>
        </draw:frame>
        <draw:frame draw:style-name="gr3" draw:text-style-name="P1" xml:id="id3" draw:id="id3" draw:layer="layout" svg:width="4.9cm" svg:height="0.725cm" svg:x="1.3cm" svg:y="5.1cm">
          <draw:text-box>
            <text:p><text:span text:style-name="T1">depends on your logic</text:span></text:p>
          </draw:text-box>
        </draw:frame>
        <draw:frame draw:style-name="gr3" draw:text-style-name="P1" xml:id="id4" draw:id="id4" draw:layer="layout" svg:width="3cm" svg:height="0.725cm" svg:x="5.2cm" svg:y="7.697cm">
          <draw:text-box>
            <text:p><text:span text:style-name="T1">true or false</text:span></text:p>
          </draw:text-box>
        </draw:frame>
        <draw:frame draw:style-name="gr4" draw:text-style-name="P2" xml:id="id5" draw:id="id5" draw:layer="layout" svg:width="2.5cm" svg:height="0.725cm" svg:x="2.5cm" svg:y="12.875cm">
          <draw:text-box>
            <text:p><text:span text:style-name="T2">return true</text:span></text:p>
          </draw:text-box>
        </draw:frame>
        <draw:frame draw:style-name="gr5" draw:text-style-name="P1" xml:id="id6" draw:id="id6" draw:layer="layout" svg:width="4.9cm" svg:height="1.199cm" svg:x="8.3cm" svg:y="9.9cm">
          <draw:text-box>
            <text:p><text:span text:style-name="T1">overwrite</text:span></text:p>
            <text:p><text:span text:style-name="T1">respond_to_missing?</text:span></text:p>
          </draw:text-box>
        </draw:frame>
        <draw:frame draw:style-name="gr3" draw:text-style-name="P2" xml:id="id7" draw:id="id7" draw:layer="layout" svg:width="4.9cm" svg:height="0.725cm" svg:x="6cm" svg:y="13.6cm">
          <draw:text-box>
            <text:p><text:span text:style-name="T2">depends on your logic</text:span></text:p>
          </draw:text-box>
        </draw:frame>
        <draw:frame draw:style-name="gr6" draw:text-style-name="P2" xml:id="id8" draw:id="id8" draw:layer="layout" svg:width="2.7cm" svg:height="0.725cm" svg:x="11cm" svg:y="13.6cm">
          <draw:text-box>
            <text:p><text:span text:style-name="T2">return false</text:span></text:p>
          </draw:text-box>
        </draw:frame>
        <draw:connector draw:style-name="gr7" draw:text-style-name="P3" draw:layer="layout" draw:type="lines" svg:x1="5.4cm" svg:y1="3.125cm" svg:x2="9.2cm" svg:y2="4.627cm" draw:start-shape="id1" draw:start-glue-point="2" draw:end-shape="id2" draw:end-glue-point="0" svg:d="M5400 3125v500l3800 502v500" svg:viewBox="0 0 3801 1503">
          <text:p/>
        </draw:connector>
        <draw:connector draw:style-name="gr7" draw:text-style-name="P3" draw:layer="layout" draw:type="lines" svg:x1="5.4cm" svg:y1="3.125cm" svg:x2="3.75cm" svg:y2="5.1cm" draw:start-shape="id1" draw:start-glue-point="2" draw:end-shape="id3" draw:end-glue-point="0" svg:d="M5400 3125v500l-1650 975v500" svg:viewBox="0 0 1651 1976">
          <text:p/>
        </draw:connector>
        <draw:connector draw:style-name="gr7" draw:text-style-name="P3" draw:layer="layout" draw:type="lines" svg:x1="9.2cm" svg:y1="6.3cm" svg:x2="6.7cm" svg:y2="7.697cm" draw:start-shape="id2" draw:start-glue-point="2" draw:end-shape="id4" draw:end-glue-point="0" svg:d="M9200 6300v500l-2500 397v500" svg:viewBox="0 0 2501 1398">
          <text:p/>
        </draw:connector>
        <draw:connector draw:style-name="gr7" draw:text-style-name="P3" draw:layer="layout" draw:type="lines" svg:x1="3.75cm" svg:y1="5.825cm" svg:x2="6.7cm" svg:y2="7.697cm" draw:start-shape="id3" draw:start-glue-point="2" draw:end-shape="id4" draw:end-glue-point="0" svg:d="M3750 5825v500l2950 872v500" svg:viewBox="0 0 2951 1873">
          <text:p/>
        </draw:connector>
        <draw:connector draw:style-name="gr7" draw:text-style-name="P3" draw:layer="layout" draw:type="lines" svg:x1="6.7cm" svg:y1="8.422cm" svg:x2="3.75cm" svg:y2="12.875cm" draw:start-shape="id4" draw:start-glue-point="2" draw:end-shape="id5" draw:end-glue-point="0" svg:d="M6700 8422v500l-2950 3453v500" svg:viewBox="0 0 2951 4454">
          <text:p/>
        </draw:connector>
        <draw:connector draw:style-name="gr7" draw:text-style-name="P3" draw:layer="layout" draw:type="lines" svg:x1="6.7cm" svg:y1="8.422cm" svg:x2="10.75cm" svg:y2="9.9cm" draw:start-shape="id4" draw:start-glue-point="2" draw:end-shape="id6" draw:end-glue-point="0" svg:d="M6700 8422v500l4050 478v500" svg:viewBox="0 0 4051 1479">
          <text:p/>
        </draw:connector>
        <draw:connector draw:style-name="gr7" draw:text-style-name="P3" draw:layer="layout" draw:type="lines" svg:x1="10.75cm" svg:y1="11.099cm" svg:x2="8.45cm" svg:y2="13.6cm" draw:start-shape="id6" draw:start-glue-point="2" draw:end-shape="id7" draw:end-glue-point="0" svg:d="M10750 11099v500l-2300 1501v500" svg:viewBox="0 0 2301 2502">
          <text:p/>
        </draw:connector>
        <draw:connector draw:style-name="gr7" draw:text-style-name="P3" draw:layer="layout" draw:type="lines" svg:x1="10.75cm" svg:y1="11.099cm" svg:x2="12.35cm" svg:y2="13.6cm" draw:start-shape="id6" draw:start-glue-point="2" draw:end-shape="id8" draw:end-glue-point="0" svg:d="M10750 11099v500l1600 1501v500" svg:viewBox="0 0 1601 2502">
          <text:p/>
        </draw:connector>
        <draw:frame draw:style-name="gr8" draw:text-style-name="P3" draw:layer="layout" svg:width="0.851cm" svg:height="0.725cm" svg:x="4.2cm" svg:y="3.322cm">
          <draw:text-box>
            <text:p text:style-name="P4"><text:span text:style-name="T1">Y</text:span></text:p>
          </draw:text-box>
        </draw:frame>
        <draw:frame draw:style-name="gr9" draw:text-style-name="P3" draw:layer="layout" svg:width="0.841cm" svg:height="0.725cm" svg:x="6.8cm" svg:y="3.222cm">
          <draw:text-box>
            <text:p text:style-name="P4"><text:span text:style-name="T1">N</text:span></text:p>
          </draw:text-box>
        </draw:frame>
        <draw:frame draw:style-name="gr10" draw:text-style-name="P3" draw:layer="layout" svg:width="0.891cm" svg:height="0.963cm" svg:x="4.809cm" svg:y="9.7cm">
          <draw:text-box>
            <text:p text:style-name="P4"><text:span text:style-name="T1">T</text:span></text:p>
          </draw:text-box>
        </draw:frame>
        <draw:frame draw:style-name="gr10" draw:text-style-name="P3" draw:layer="layout" svg:width="0.891cm" svg:height="0.963cm" svg:x="7.7cm" svg:y="9.237cm">
          <draw:text-box>
            <text:p text:style-name="P4"><text:span text:style-name="T1">F</text:span></text:p>
          </draw:text-box>
        </draw:frame>
        <draw:frame draw:style-name="gr10" draw:text-style-name="P3" draw:layer="layout" svg:width="0.925cm" svg:height="0.963cm" svg:x="8.1cm" svg:y="11.548cm">
          <draw:text-box>
            <text:p text:style-name="P4"><text:span text:style-name="T1">Y</text:span></text:p>
          </draw:text-box>
        </draw:frame>
        <draw:frame draw:style-name="gr10" draw:text-style-name="P3" draw:layer="layout" svg:width="0.959cm" svg:height="0.963cm" svg:x="10.4cm" svg:y="11.459cm">
          <draw:text-box>
            <text:p text:style-name="P4"><text:span text:style-name="T1">N</text:span></text:p>
          </draw:text-box>
        </draw:frame>
        <draw:frame draw:style-name="gr1" draw:text-style-name="P1" xml:id="id9" draw:id="id9" draw:layer="layout" svg:width="2.3cm" svg:height="0.725cm" svg:x="9.5cm" svg:y="0.425cm">
          <draw:text-box>
            <text:p><text:span text:style-name="T1">method</text:span></text:p>
          </draw:text-box>
        </draw:frame>
        <draw:frame draw:style-name="gr1" draw:text-style-name="P5" xml:id="id10" draw:id="id10" draw:layer="layout" svg:width="3.2cm" svg:height="0.725cm" svg:x="0.4cm" svg:y="10.9cm">
          <draw:text-box>
            <text:p><text:span text:style-name="T3">actual method</text:span></text:p>
          </draw:text-box>
        </draw:frame>
        <draw:frame draw:style-name="gr11" draw:text-style-name="P5" xml:id="id11" draw:id="id11" draw:layer="layout" svg:width="5.3cm" svg:height="0.725cm" svg:x="2.2cm" svg:y="15.375cm">
          <draw:text-box>
            <text:p><text:span text:style-name="T3">proxy of method_missing</text:span></text:p>
          </draw:text-box>
        </draw:frame>
        <draw:connector draw:style-name="gr12" draw:text-style-name="P4" draw:layer="layout" draw:type="curve" svg:x1="10.65cm" svg:y1="1.15cm" svg:x2="9.2cm" svg:y2="4.627cm" draw:start-shape="id9" draw:start-glue-point="2" draw:end-shape="id2" draw:end-glue-point="0" svg:d="M10650 1150c0 2608-1450 870-1450 3477" svg:viewBox="0 0 1451 3478">
          <text:p/>
        </draw:connector>
        <draw:connector draw:style-name="gr12" draw:text-style-name="P4" draw:layer="layout" draw:type="curve" svg:x1="9.2cm" svg:y1="6.3cm" svg:x2="6.7cm" svg:y2="7.697cm" draw:start-shape="id2" draw:start-glue-point="2" draw:end-shape="id4" svg:d="M9200 6300c0 1048-2500 350-2500 1397" svg:viewBox="0 0 2501 1398">
          <text:p/>
        </draw:connector>
        <draw:connector draw:style-name="gr12" draw:text-style-name="P4" draw:layer="layout" draw:type="curve" svg:x1="6.7cm" svg:y1="8.422cm" svg:x2="2cm" svg:y2="10.9cm" draw:start-shape="id4" draw:start-glue-point="2" draw:end-shape="id10" svg:d="M6700 8422c0 1858-4700 620-4700 2478" svg:viewBox="0 0 4701 2479">
          <text:p/>
        </draw:connector>
        <draw:connector draw:style-name="gr12" draw:text-style-name="P4" draw:layer="layout" draw:type="curve" svg:x1="8.45cm" svg:y1="14.325cm" svg:x2="4.85cm" svg:y2="15.375cm" draw:start-shape="id7" draw:start-glue-point="2" draw:end-shape="id11" svg:d="M8450 14325c0 787-3600 263-3600 1050" svg:viewBox="0 0 3601 1051">
          <text:p/>
        </draw:connector>
        <draw:frame draw:style-name="gr11" draw:text-style-name="P5" xml:id="id12" draw:id="id12" draw:layer="layout" svg:width="2.7cm" svg:height="0.725cm" svg:x="9.9cm" svg:y="15.9cm">
          <draw:text-box>
            <text:p><text:span text:style-name="T3">Exception</text:span></text:p>
          </draw:text-box>
        </draw:frame>
        <draw:connector draw:style-name="gr12" draw:text-style-name="P4" draw:layer="layout" draw:type="curve" svg:x1="8.45cm" svg:y1="14.325cm" svg:x2="11.25cm" svg:y2="15.9cm" draw:start-shape="id7" draw:start-glue-point="2" draw:end-shape="id12" draw:end-glue-point="0" svg:d="M8450 14325c0 1182 2800 395 2800 1575" svg:viewBox="0 0 2801 1576">
          <text:p/>
        </draw:connector>
        <draw:connector draw:style-name="gr12" draw:text-style-name="P4" draw:layer="layout" draw:type="curve" svg:x1="12.35cm" svg:y1="14.325cm" svg:x2="11.25cm" svg:y2="15.9cm" draw:start-shape="id8" draw:start-glue-point="2" draw:end-shape="id12" draw:end-glue-point="0" svg:d="M12350 14325c0 1182-1100 395-1100 1575" svg:viewBox="0 0 1101 1576">
          <text:p/>
        </draw:connector>
        <draw:connector draw:style-name="gr12" draw:text-style-name="P4" draw:layer="layout" draw:type="curve" svg:x1="6.7cm" svg:y1="8.422cm" svg:x2="10.75cm" svg:y2="9.9cm" draw:start-shape="id4" draw:start-glue-point="2" draw:end-shape="id6" svg:d="M6700 8422c0 1108 4050 370 4050 1478" svg:viewBox="0 0 4051 1479">
          <text:p/>
        </draw:connector>
        <draw:connector draw:style-name="gr12" draw:text-style-name="P4" draw:layer="layout" draw:type="curve" svg:x1="10.75cm" svg:y1="11.099cm" svg:x2="8.45cm" svg:y2="13.6cm" draw:start-shape="id6" draw:start-glue-point="2" draw:end-shape="id7" draw:end-glue-point="0" svg:d="M10750 11099c0 1876-2300 626-2300 2501" svg:viewBox="0 0 2301 2502">
          <text:p/>
        </draw:connector>
        <draw:connector draw:style-name="gr12" draw:text-style-name="P4" draw:layer="layout" draw:type="curve" svg:x1="10.75cm" svg:y1="11.099cm" svg:x2="12.35cm" svg:y2="13.6cm" draw:start-shape="id6" draw:start-glue-point="2" draw:end-shape="id8" draw:end-glue-point="0" svg:d="M10750 11099c0 1876 1600 626 1600 2501" svg:viewBox="0 0 1601 2502">
          <text:p/>
        </draw:connector>
        <draw:frame draw:style-name="gr1" draw:text-style-name="P1" xml:id="id13" draw:id="id13" draw:layer="layout" svg:width="3.1cm" svg:height="0.725cm" svg:x="1.8cm" svg:y="0.425cm">
          <draw:text-box>
            <text:p><text:span text:style-name="T1">respond_to?</text:span></text:p>
          </draw:text-box>
        </draw:frame>
        <draw:connector draw:style-name="gr7" draw:text-style-name="P4" draw:layer="layout" draw:type="lines" svg:x1="3.35cm" svg:y1="1.15cm" svg:x2="5.4cm" svg:y2="2.4cm" draw:start-shape="id13" draw:start-glue-point="2" draw:end-shape="id1" draw:end-glue-point="0" svg:d="M3350 1150v500l2050 250v500" svg:viewBox="0 0 205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5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5:03:23.323000000</meta:creation-date>
    <dc:date>2016-07-27T16:58:41.680000000</dc:date>
    <meta:editing-duration>PT55M17S</meta:editing-duration>
    <meta:editing-cycles>19</meta:editing-cycles>
    <meta:generator>LibreOffice/4.2.7.2$Windows_x86 LibreOffice_project/933c0aa564ec4f8883ed5732c866db48dca4dac5</meta:generator>
    <meta:document-statistic meta:object-count="37"/>
  </office:meta>
</office:document-meta>
</file>